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e persistent instructions influenced<text:s/>the prompt response by making the answers easier to read so even a beginner could understand. It used simple language and used smaller numbers so whoever is reading doesn’t get<text:s/>overwhelmed<text:s/>by complex statements or numbers. It<text:s/>gave follow questions as well to make sure whoever is reading through is keeping up with the material<text:s/>and getting practice time i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quan bowens</meta:initial-creator>
    <dc:creator>shaquan bowens</dc:creator>
    <meta:creation-date>2026-04-05T00:07:00Z</meta:creation-date>
    <dc:date>2026-04-05T00:07:00Z</dc:date>
    <meta:template xlink:href="Normal" xlink:type="simple"/>
    <meta:editing-cycles>2</meta:editing-cycles>
    <meta:editing-duration>PT60S</meta:editing-duration>
    <meta:document-statistic meta:page-count="1" meta:paragraph-count="1" meta:word-count="59" meta:character-count="396" meta:row-count="2" meta:non-whitespace-character-count="338"/>
  </office:meta>
</office:document-meta>
</file>